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我来详细解释 configfs 的核心数据结构：</text:p>
      <text:p text:style-name="Standard"/>
      <text:p text:style-name="Standard">1. 基础结构体</text:p>
      <text:p text:style-name="Standard">```c</text:p>
      <text:p text:style-name="Standard">// 配置项(最基本的单元)</text:p>
      <text:p text:style-name="Standard">struct config_item {</text:p>
      <text:p text:style-name="Standard"><text:s text:c="4"/>char *ci_namebuf; <text:s text:c="17"/>// 项目名称</text:p>
      <text:p text:style-name="Standard"><text:s text:c="4"/>char *ci_name; <text:s text:c="20"/>// 项目名称指针</text:p>
      <text:p text:style-name="Standard"><text:s text:c="4"/>struct kref ci_kref; <text:s text:c="14"/>// 引用计数</text:p>
      <text:p text:style-name="Standard"><text:s text:c="4"/>struct config_item_type *ci_type; <text:s/>// 项目类型</text:p>
      <text:p text:style-name="Standard"><text:s text:c="4"/>struct config_group *ci_group; <text:s text:c="4"/>// 所属组</text:p>
      <text:p text:style-name="Standard"><text:s text:c="4"/>struct list_head ci_entry; <text:s text:c="8"/>// 链表项</text:p>
      <text:p text:style-name="Standard">};</text:p>
      <text:p text:style-name="Standard"/>
      <text:p text:style-name="Standard">// 配置组(可以包含多个配置项或子组)</text:p>
      <text:p text:style-name="Standard">struct config_group {</text:p>
      <text:p text:style-name="Standard"><text:s text:c="4"/>struct config_item cg_item; <text:s text:c="7"/>// 继承自配置项</text:p>
      <text:p text:style-name="Standard"><text:s text:c="4"/>struct list_head cg_children; <text:s text:c="5"/>// 子项列表</text:p>
      <text:p text:style-name="Standard"><text:s text:c="4"/>struct configfs_subsystem *cg_subsys; // 所属子系统</text:p>
      <text:p text:style-name="Standard"><text:s text:c="4"/>struct list_head default_groups; <text:s text:c="2"/>// 默认组列表</text:p>
      <text:p text:style-name="Standard">};</text:p>
      <text:p text:style-name="Standard"/>
      <text:p text:style-name="Standard">// 子系统(最顶层结构)</text:p>
      <text:p text:style-name="Standard">struct configfs_subsystem {</text:p>
      <text:p text:style-name="Standard"><text:s text:c="4"/>struct config_group su_group; <text:s text:c="5"/>// 继承自配置组</text:p>
      <text:p text:style-name="Standard"><text:s text:c="4"/>struct mutex su_mutex; <text:s text:c="12"/>// 互斥锁</text:p>
      <text:p text:style-name="Standard">};</text:p>
      <text:p text:style-name="Standard">```</text:p>
      <text:p text:style-name="Standard"/>
      <text:p text:style-name="Standard">2. 操作接口定义</text:p>
      <text:p text:style-name="Standard">```c</text:p>
      <text:p text:style-name="Standard">// 配置项操作接口</text:p>
      <text:p text:style-name="Standard">struct configfs_item_operations {</text:p>
      <text:p text:style-name="Standard"><text:s text:c="4"/>void (*release)(struct config_item *); <text:s text:c="7"/>// 释放函数</text:p>
      <text:p text:style-name="Standard"><text:s text:c="4"/>ssize_t (*show_attribute)(struct config_item *,</text:p>
      <text:p text:style-name="Standard"><text:s text:c="29"/>char *); <text:s text:c="12"/>// 显示属性</text:p>
      <text:p text:style-name="Standard"><text:s text:c="4"/>ssize_t (*store_attribute)(struct config_item *,</text:p>
      <text:p text:style-name="Standard"><text:s text:c="30"/>const char *, size_t); // 存储属性</text:p>
      <text:p text:style-name="Standard">};</text:p>
      <text:p text:style-name="Standard"/>
      <text:p text:style-name="Standard">// 配置组操作接口</text:p>
      <text:p text:style-name="Standard">struct configfs_group_operations {</text:p>
      <text:p text:style-name="Standard"><text:s text:c="4"/>struct config_item *(*make_item)(struct config_group *group,</text:p>
      <text:p text:style-name="Standard"><text:s text:c="36"/>const char *name); <text:s text:c="3"/>// 创建项</text:p>
      <text:p text:style-name="Standard"><text:s text:c="4"/>struct config_group *(*make_group)(struct config_group *group,</text:p>
      <text:p text:style-name="Standard"><text:s text:c="38"/>const char *name); <text:s/>// 创建组</text:p>
      <text:p text:style-name="Standard"><text:s text:c="4"/>int (*drop_item)(struct config_group *group,</text:p>
      <text:p text:style-name="Standard"><text:s text:c="21"/>struct config_item *item); <text:s text:c="3"/>// 删除项</text:p>
      <text:p text:style-name="Standard">};</text:p>
      <text:p text:style-name="Standard"><text:soft-page-break/></text:p>
      <text:p text:style-name="Standard">// 属性定义</text:p>
      <text:p text:style-name="Standard">struct configfs_attribute {</text:p>
      <text:p text:style-name="Standard"><text:s text:c="4"/>char *ca_name; <text:s text:c="20"/>// 属性名</text:p>
      <text:p text:style-name="Standard"><text:s text:c="4"/>struct module *ca_owner; <text:s text:c="10"/>// 所属模块</text:p>
      <text:p text:style-name="Standard"><text:s text:c="4"/>umode_t ca_mode; <text:s text:c="18"/>// 访问模式</text:p>
      <text:p text:style-name="Standard">};</text:p>
      <text:p text:style-name="Standard">```</text:p>
      <text:p text:style-name="Standard"/>
      <text:p text:style-name="Standard">3. 实现示例：</text:p>
      <text:p text:style-name="Standard">```c</text:p>
      <text:p text:style-name="Standard">// 自定义配置项</text:p>
      <text:p text:style-name="Standard">struct my_item {</text:p>
      <text:p text:style-name="Standard"><text:s text:c="4"/>struct config_item item; <text:s text:c="10"/>// 必须包含基础结构</text:p>
      <text:p text:style-name="Standard"><text:s text:c="4"/>int value; <text:s text:c="24"/>// 自定义属性</text:p>
      <text:p text:style-name="Standard">};</text:p>
      <text:p text:style-name="Standard"/>
      <text:p text:style-name="Standard">// 类型转换辅助函数</text:p>
      <text:p text:style-name="Standard">static inline struct my_item *to_my_item(struct config_item *item)</text:p>
      <text:p text:style-name="Standard">{</text:p>
      <text:p text:style-name="Standard"><text:s text:c="4"/>return container_of(item, struct my_item, item);</text:p>
      <text:p text:style-name="Standard">}</text:p>
      <text:p text:style-name="Standard"/>
      <text:p text:style-name="Standard">// 属性操作实现</text:p>
      <text:p text:style-name="Standard">static ssize_t my_value_show(struct config_item *item, char *page)</text:p>
      <text:p text:style-name="Standard">{</text:p>
      <text:p text:style-name="Standard"><text:s text:c="4"/>struct my_item *my = to_my_item(item);</text:p>
      <text:p text:style-name="Standard"><text:s text:c="4"/>return sprintf(page, "%d\n", my-&gt;value);</text:p>
      <text:p text:style-name="Standard">}</text:p>
      <text:p text:style-name="Standard"/>
      <text:p text:style-name="Standard">static ssize_t my_value_store(struct config_item *item,</text:p>
      <text:p text:style-name="Standard"><text:s text:c="29"/>const char *page, size_t count)</text:p>
      <text:p text:style-name="Standard">{</text:p>
      <text:p text:style-name="Standard"><text:s text:c="4"/>struct my_item *my = to_my_item(item);</text:p>
      <text:p text:style-name="Standard"><text:s text:c="4"/>int ret;</text:p>
      <text:p text:style-name="Standard"><text:s text:c="4"/>ret = kstrtoint(page, 0, &amp;my-&gt;value);</text:p>
      <text:p text:style-name="Standard"><text:s text:c="4"/>if (ret)</text:p>
      <text:p text:style-name="Standard"><text:s text:c="8"/>return ret;</text:p>
      <text:p text:style-name="Standard"><text:s text:c="4"/>return count;</text:p>
      <text:p text:style-name="Standard">}</text:p>
      <text:p text:style-name="Standard"/>
      <text:p text:style-name="Standard">// 属性定义</text:p>
      <text:p text:style-name="Standard">CONFIGFS_ATTR(my_, value);</text:p>
      <text:p text:style-name="Standard"/>
      <text:p text:style-name="Standard">// 属性组定义</text:p>
      <text:p text:style-name="Standard">static struct configfs_attribute *my_attrs[] = {</text:p>
      <text:p text:style-name="Standard"><text:s text:c="4"/>&amp;my_attr_value,</text:p>
      <text:p text:style-name="Standard"><text:s text:c="4"/>NULL,</text:p>
      <text:p text:style-name="Standard">};</text:p>
      <text:p text:style-name="Standard"/>
      <text:p text:style-name="Standard"><text:soft-page-break/>// 配置项类型定义</text:p>
      <text:p text:style-name="Standard">static struct config_item_type my_item_type = {</text:p>
      <text:p text:style-name="Standard"><text:s text:c="4"/>.ct_attrs = my_attrs,</text:p>
      <text:p text:style-name="Standard"><text:s text:c="4"/>.ct_owner = THIS_MODULE,</text:p>
      <text:p text:style-name="Standard">};</text:p>
      <text:p text:style-name="Standard">```</text:p>
      <text:p text:style-name="Standard"/>
      <text:p text:style-name="Standard">4. 数据结构层次关系：</text:p>
      <text:p text:style-name="Standard">```</text:p>
      <text:p text:style-name="Standard">configfs_subsystem (子系统)</text:p>
      <text:p text:style-name="Standard"><text:s text:c="4"/>│</text:p>
      <text:p text:style-name="Standard"><text:s text:c="4"/>├── config_group (配置组)</text:p>
      <text:p text:style-name="Standard"><text:s text:c="4"/>│ <text:s text:c="6"/>│</text:p>
      <text:p text:style-name="Standard"><text:s text:c="4"/>│ <text:s text:c="6"/>├── config_item (配置项1)</text:p>
      <text:p text:style-name="Standard"><text:s text:c="4"/>│ <text:s text:c="6"/>│ <text:s text:c="5"/>└── configfs_attribute (属性)</text:p>
      <text:p text:style-name="Standard"><text:s text:c="4"/>│ <text:s text:c="6"/>│</text:p>
      <text:p text:style-name="Standard"><text:s text:c="4"/>│ <text:s text:c="6"/>└── config_item (配置项2)</text:p>
      <text:p text:style-name="Standard"><text:s text:c="4"/>│ <text:s text:c="13"/>└── configfs_attribute (属性)</text:p>
      <text:p text:style-name="Standard"><text:s text:c="4"/>│</text:p>
      <text:p text:style-name="Standard"><text:s text:c="4"/>└── config_group (另一个配置组)</text:p>
      <text:p text:style-name="Standard"><text:s text:c="12"/>│</text:p>
      <text:p text:style-name="Standard"><text:s text:c="12"/>└── config_item (配置项)</text:p>
      <text:p text:style-name="Standard"><text:s text:c="19"/>└── configfs_attribute (属性)</text:p>
      <text:p text:style-name="Standard">```</text:p>
      <text:p text:style-name="Standard"/>
      <text:p text:style-name="Standard">5. 内存管理：</text:p>
      <text:p text:style-name="Standard">```c</text:p>
      <text:p text:style-name="Standard">// 创建新配置项</text:p>
      <text:p text:style-name="Standard">static struct config_item *item_create(struct config_group *group,</text:p>
      <text:p text:style-name="Standard"><text:s text:c="37"/>const char *name)</text:p>
      <text:p text:style-name="Standard">{</text:p>
      <text:p text:style-name="Standard"><text:s text:c="4"/>struct my_item *my;</text:p>
      <text:p text:style-name="Standard"><text:s text:c="4"/></text:p>
      <text:p text:style-name="Standard"><text:s text:c="4"/>my = kzalloc(sizeof(struct my_item), GFP_KERNEL);</text:p>
      <text:p text:style-name="Standard"><text:s text:c="4"/>if (!my)</text:p>
      <text:p text:style-name="Standard"><text:s text:c="8"/>return ERR_PTR(-ENOMEM);</text:p>
      <text:p text:style-name="Standard"><text:s text:c="8"/></text:p>
      <text:p text:style-name="Standard"><text:s text:c="4"/>config_item_init(&amp;my-&gt;item);</text:p>
      <text:p text:style-name="Standard"><text:s text:c="4"/>my-&gt;item.ci_type = &amp;my_item_type;</text:p>
      <text:p text:style-name="Standard"><text:s text:c="4"/></text:p>
      <text:p text:style-name="Standard"><text:s text:c="4"/>return &amp;my-&gt;item;</text:p>
      <text:p text:style-name="Standard">}</text:p>
      <text:p text:style-name="Standard"/>
      <text:p text:style-name="Standard">// 释放配置项</text:p>
      <text:p text:style-name="Standard">static void item_release(struct config_item *item)</text:p>
      <text:p text:style-name="Standard">{</text:p>
      <text:p text:style-name="Standard"><text:s text:c="4"/>struct my_item *my = to_my_item(item);</text:p>
      <text:p text:style-name="Standard"><text:s text:c="4"/>kfree(my);</text:p>
      <text:p text:style-name="Standard">}</text:p>
      <text:p text:style-name="Standard"><text:soft-page-break/>```</text:p>
      <text:p text:style-name="Standard"/>
      <text:p text:style-name="Standard">6. 使用这些数据结构的完整示例：</text:p>
      <text:p text:style-name="Standard">```c</text:p>
      <text:p text:style-name="Standard">// 定义并初始化子系统</text:p>
      <text:p text:style-name="Standard">static struct configfs_subsystem my_subsys = {</text:p>
      <text:p text:style-name="Standard"><text:s text:c="4"/>.su_group = {</text:p>
      <text:p text:style-name="Standard"><text:s text:c="8"/>.cg_item = {</text:p>
      <text:p text:style-name="Standard"><text:s text:c="12"/>.ci_namebuf = "my_subsys",</text:p>
      <text:p text:style-name="Standard"><text:s text:c="12"/>.ci_type = &amp;my_subsys_type,</text:p>
      <text:p text:style-name="Standard"><text:s text:c="8"/>},</text:p>
      <text:p text:style-name="Standard"><text:s text:c="4"/>},</text:p>
      <text:p text:style-name="Standard">};</text:p>
      <text:p text:style-name="Standard"/>
      <text:p text:style-name="Standard">// 注册子系统</text:p>
      <text:p text:style-name="Standard">static int __init my_init(void)</text:p>
      <text:p text:style-name="Standard">{</text:p>
      <text:p text:style-name="Standard"><text:s text:c="4"/>int ret;</text:p>
      <text:p text:style-name="Standard"><text:s text:c="4"/>config_group_init(&amp;my_subsys.su_group);</text:p>
      <text:p text:style-name="Standard"><text:s text:c="4"/>mutex_init(&amp;my_subsys.su_mutex);</text:p>
      <text:p text:style-name="Standard"><text:s text:c="4"/>ret = configfs_register_subsystem(&amp;my_subsys);</text:p>
      <text:p text:style-name="Standard"><text:s text:c="4"/>return ret;</text:p>
      <text:p text:style-name="Standard">}</text:p>
      <text:p text:style-name="Standard"/>
      <text:p text:style-name="Standard">// 注销子系统</text:p>
      <text:p text:style-name="Standard">static void __exit my_exit(void)</text:p>
      <text:p text:style-name="Standard">{</text:p>
      <text:p text:style-name="Standard"><text:s text:c="4"/>configfs_unregister_subsystem(&amp;my_subsys);</text:p>
      <text:p text:style-name="Standard">}</text:p>
      <text:p text:style-name="Standard">```</text:p>
      <text:p text:style-name="Standard"/>
      <text:p text:style-name="Standard">这些数据结构共同构建了一个灵活的配置系统，它：</text:p>
      <text:p text:style-name="Standard">1. 支持层次化组织配置项</text:p>
      <text:p text:style-name="Standard">2. 提供灵活的属性访问机制</text:p>
      <text:p text:style-name="Standard">3. 实现了完整的引用计数</text:p>
      <text:p text:style-name="Standard">4. 保证了线程安全性</text:p>
      <text:p text:style-name="Standard"/>
      <text:p text:style-name="Standard">通过这些结构，configfs 可以安全且高效地管理内核配置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10:58:22.253588912</meta:creation-date>
    <dc:date>2025-01-08T10:58:42.597779914</dc:date>
    <meta:editing-duration>PT20S</meta:editing-duration>
    <meta:editing-cycles>1</meta:editing-cycles>
    <meta:document-statistic meta:table-count="0" meta:image-count="0" meta:object-count="0" meta:page-count="4" meta:paragraph-count="165" meta:word-count="786" meta:character-count="4041" meta:non-whitespace-character-count="2931"/>
    <meta:generator>LibreOffice/7.3.7.2$Linux_X86_64 LibreOffice_project/30$Build-2</meta:generator>
  </office:meta>
</office:document-meta>
</file>